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771" officeooo:paragraph-rsid="00054771"/>
    </style:style>
    <style:style style:name="P2" style:family="paragraph" style:parent-style-name="Standard">
      <style:text-properties fo:font-size="15pt" fo:font-style="normal" fo:font-weight="normal" officeooo:rsid="00054771" officeooo:paragraph-rsid="00054771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8pt" fo:font-weight="bold" officeooo:rsid="00054771" officeooo:paragraph-rsid="00054771" style:font-size-asian="15.75pt" style:font-weight-asian="bold" style:font-size-complex="18pt" style:font-weight-complex="bold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officeooo:rsid="0005c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1">ASSIGNMENT – 3</text:span></text:p>
      <text:p text:style-name="P3"/>
      <text:p text:style-name="P2">Q.1 <text:s/>Does ANSI recognise the data type DATE?</text:p>
      <text:p text:style-name="P2">Ans. <text:span text:style-name="T2">No.</text:span></text:p>
      <text:p text:style-name="P2"/>
      <text:p text:style-name="P2">Q.2 <text:s/>Which subdivision of SQL is used to insert values in tables?</text:p>
      <text:p text:style-name="P2">Ans. <text:s/>DML – Data Manipulation Language <text:s/>is the subdivion used to insert</text:p>
      <text:p text:style-name="P2"><text:s text:c="9"/>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2:23.382212593</meta:creation-date>
    <dc:date>2023-09-13T14:38:21.254900579</dc:date>
    <meta:editing-duration>PT12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8" meta:character-count="274" meta:non-whitespace-character-count="181"/>
  </office:meta>
</office:document-meta>
</file>